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21:34:34.6152406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30T21:37:35.766286905</dc:date>
    <meta:editing-duration>P1DT20M10S</meta:editing-duration>
    <meta:editing-cycles>140</meta:editing-cycles>
    <meta:generator>LibreOffice/7.2.1.2$Linux_X86_64 LibreOffice_project/20$Build-2</meta:generator>
    <meta:document-statistic meta:table-count="1" meta:cell-count="2994" meta:object-count="0"/>
  </office:meta>
</office:document-meta>
</file>